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/>
    </style:style>
    <style:style style:name="P2" style:family="paragraph" style:parent-style-name="Standard" style:list-style-name="L1">
      <style:paragraph-properties fo:margin-left="0cm" fo:margin-right="0cm" fo:text-align="justify" style:justify-single-word="false" fo:text-indent="0.318cm" style:auto-text-indent="false"/>
      <style:text-properties style:font-name="Helvetica"/>
    </style:style>
    <style:style style:name="P3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style:text-underline-style="solid" style:text-underline-width="auto" style:text-underline-color="font-color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Helvetica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344cm" style:auto-text-indent="false"/>
      <style:text-properties style:font-name="Helvetica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Helvetica"/>
    </style:style>
    <style:style style:name="T7" style:family="text">
      <style:text-properties style:font-name="Helvetica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tructura general del programa</text:p>
      <text:p text:style-name="P1"/>
      <text:p text:style-name="P1">Para implementar el programa se pensó la solución en tres fases:</text:p>
      <text:list xml:id="list1246358377" text:style-name="L1">
        <text:list-item>
          <text:p text:style-name="P2">Invoación del programa, input de usuario, parámetros de entrada e inicio del servicio.</text:p>
        </text:list-item>
        <text:list-item>
          <text:p text:style-name="P2">Manejo de las conexiones TCP, un módulo maneja todas las conexiones que se establecen para satisfacer los requerimientos.</text:p>
        </text:list-item>
        <text:list-item>
          <text:p text:style-name="P2">Recuperación y envió de los archivos solicitados, incluye la ejecución de las páginas php, el envío de archivos HTML y de imágenes.</text:p>
        </text:list-item>
      </text:list>
      <text:p text:style-name="P4">Se escribieron tres archivos fuente en los cuales se implementaron las funciones utilizadas, en un programa principal se encuentra la función <text:span text:style-name="T1">main()</text:span> (que se encarga del chequeo y del arranque del servidor) y en los otros dos archivos se implementaron los ítems restantes mencionados anteriormente.</text:p>
      <text:p text:style-name="P14">Funcionamiento del programa</text:p>
      <text:p text:style-name="P1"/>
      <text:p text:style-name="P11">Ejecución</text:p>
      <text:p text:style-name="P1">Una vez que el servidor es ejecutado, se validan los parámetros de entrada, chequeando que tengan la sintaxis correcta. De ser así se lleva el proceso a backrground (demonio), luego se intentan ligar el IP y el puerto, si esta operación tiene éxito, se crea un welcome socket en el puerto elegido (por defecto 80) y el servidor entra en un lazo infinito en el cual irá atendiendo los requerimientos a través del mecanismo de creación de hijos <text:span text:style-name="T1">fork()</text:span>.</text:p>
      <text:p text:style-name="P1">Cuando el programa entra en el ciclo se bloquea en la sentencia <text:span text:style-name="T1">accept()</text:span> esperando un nuevo requerimiento, al arribar uno el programa hace <text:span text:style-name="T1">fork()</text:span><text:span text:style-name="T2">, el pedido es atendido por el hijo creado y el programa principal se vuelve a bloquear en </text:span><text:span text:style-name="T1">accept()</text:span><text:span text:style-name="T2">.</text:span></text:p>
      <text:p text:style-name="P7"/>
      <text:p text:style-name="P9">Manejo de los pedidos</text:p>
      <text:p text:style-name="P1"><text:span text:style-name="T2">Luego de el </text:span><text:span text:style-name="T1">fork()</text:span><text:span text:style-name="T2">, el hijo está en condición de atender el requerimiento, para esto realiza un </text:span><text:span text:style-name="T1">recv()</text:span><text:span text:style-name="T2"> en el cual se recibirá el HTTP Request correspondiente. En una primera instancia se procesa el pedido, verificando que tenga la sintaxis correcta y que corresponda con el único método implementado (HTTP GET) para luego conseguir el archivo correspondiente y enviarlo.</text:span></text:p>
      <text:p text:style-name="P7"/>
      <text:p text:style-name="P9">Envío de archivos</text:p>
      <text:p text:style-name="P1"><text:span text:style-name="T2">Para enviar un archivo se busca el mismo en el directorio de trabajo, en este caso </text:span><text:span text:style-name="T3">htdocs</text:span><text:span text:style-name="T5">, si no se especifica ninguno se buscarán index.html, index.htm, index.php, en ese orden. Si se trata de un archivo con extensión php se invoca a una función que crea un archivo temporal con el contenido de la ejecución del php, el temporal será enviado como html y luego será eliminado. En caso de no ser encontrado el archivo se enviará un mensaje de error 404.</text:span></text:p>
      <text:p text:style-name="P6">Una vez recuperado el archivo se determina su extensión, de acuerdo a este valor se envía el header correspondiente y luego se envía el archivo requerido dentro de un ciclo en el cual se leerán y se transmitirán de a un kilobyte.</text:p>
      <text:p text:style-name="P6"/>
      <text:p text:style-name="P10">Terminación del servicio</text:p>
      <text:p text:style-name="P5">El servidor finaliza de manera correcta cuando recibe la señal <text:span text:style-name="T4">SIGUSR1</text:span> y mostrará un mensaje luego de terminar.</text:p>
      <text:p text:style-name="P13">Implementación</text:p>
      <text:p text:style-name="P3"/>
      <text:p text:style-name="P8">servidorD.c</text:p>
      <text:p text:style-name="P3">En este archivo se implementó la función <text:span text:style-name="T1">main()</text:span> que le da inicio, en la misma se realizan los chequeos de la entrada para luego invocar a <text:span text:style-name="T1">inicializarServidor()</text:span> que dará inicio al servicio. Las otras funciones implementadas son referentes a las validaciones y al manejo de señales.</text:p>
      <text:p text:style-name="P3">Antes de llamar a <text:span text:style-name="T1">inicializarServidor()</text:span><text:span text:style-name="T8"> </text:span>se cambia el directorio de trabajo a htdocs, donde se encuentran las páginas almacenadas en el servidor y se pasa el proceso a background a través de la función <text:span text:style-name="T1">daemon()</text:span>.</text:p>
      <text:p text:style-name="P3"><text:span text:style-name="T6"/></text:p>
      <text:p text:style-name="P8">connHandler.c</text:p>
      <text:p text:style-name="P15">En este caso la única operación implementada fue inicializarServidor(), que se encarga de manejar los sock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ruz</meta:initial-creator>
    <meta:creation-date>2011-05-17T13:00:01</meta:creation-date>
    <dc:date>2011-05-17T22:31:05</dc:date>
    <dc:creator>Juan Cruz</dc:creator>
    <meta:editing-duration>PT3H28M43S</meta:editing-duration>
    <meta:editing-cycles>21</meta:editing-cycles>
    <meta:generator>LibreOffice/3.3$Linux LibreOffice_project/330m19$Build-202</meta:generator>
    <meta:document-statistic meta:table-count="0" meta:image-count="0" meta:object-count="0" meta:page-count="3" meta:paragraph-count="23" meta:word-count="552" meta:character-count="3325"/>
  </office:meta>
</office:document-meta>
</file>